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3333"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center" fo:text-indent="0cm"/>
      <style:text-properties fo:color="#ffffff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margin-left="0cm" fo:margin-right="0cm" fo:text-indent="0cm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ircle draw:style-name="gr1" draw:text-style-name="P2" draw:layer="layout" svg:width="1.27cm" svg:height="1.27cm" svg:x="9.575cm" svg:y="8.132cm">
          <text:p text:style-name="P1">+</text:p>
        </draw:circle>
        <draw:circle draw:style-name="gr1" draw:text-style-name="P2" draw:layer="layout" svg:width="1.27cm" svg:height="1.27cm" svg:x="7.636cm" svg:y="10.446cm">
          <text:p text:style-name="P1">+</text:p>
        </draw:circle>
        <draw:circle draw:style-name="gr1" draw:text-style-name="P2" draw:layer="layout" svg:width="1.27cm" svg:height="1.27cm" svg:x="8.305cm" svg:y="9.402cm">
          <text:p text:style-name="P1">+</text:p>
        </draw:circle>
        <draw:circle draw:style-name="gr1" draw:text-style-name="P2" draw:layer="layout" svg:width="1.27cm" svg:height="1.27cm" svg:x="10.845cm" svg:y="9.402cm">
          <text:p text:style-name="P1">+</text:p>
        </draw:circle>
        <draw:circle draw:style-name="gr1" draw:text-style-name="P2" draw:layer="layout" svg:width="1.27cm" svg:height="1.27cm" svg:x="11.433cm" svg:y="10.446cm">
          <text:p text:style-name="P1">+</text:p>
        </draw:circle>
        <draw:circle draw:style-name="gr1" draw:text-style-name="P2" draw:layer="layout" svg:width="1.27cm" svg:height="1.27cm" svg:x="6.715cm" svg:y="11.378cm">
          <text:p text:style-name="P1">+</text:p>
        </draw:circle>
        <draw:circle draw:style-name="gr1" draw:text-style-name="P2" draw:layer="layout" svg:width="1.27cm" svg:height="1.27cm" svg:x="11.901cm" svg:y="11.473cm">
          <text:p text:style-name="P1">+</text:p>
        </draw:circle>
        <draw:circle draw:style-name="gr1" draw:text-style-name="P2" draw:layer="layout" svg:width="1.27cm" svg:height="1.27cm" svg:x="11.446cm" svg:y="12.419cm">
          <text:p text:style-name="P1">+</text:p>
        </draw:circle>
        <draw:circle draw:style-name="gr1" draw:text-style-name="P2" draw:layer="layout" svg:width="1.27cm" svg:height="1.27cm" svg:x="10.176cm" svg:y="12.419cm">
          <text:p text:style-name="P1">+</text:p>
        </draw:circle>
        <draw:circle draw:style-name="gr1" draw:text-style-name="P2" draw:layer="layout" svg:width="1.27cm" svg:height="1.27cm" svg:x="8.906cm" svg:y="12.319cm">
          <text:p text:style-name="P1">+</text:p>
        </draw:circle>
        <draw:circle draw:style-name="gr1" draw:text-style-name="P2" draw:layer="layout" svg:width="1.27cm" svg:height="1.27cm" svg:x="7.636cm" svg:y="12.319cm">
          <text:p text:style-name="P1">+</text:p>
        </draw:circle>
        <draw:circle draw:style-name="gr2" draw:text-style-name="P4" draw:layer="layout" svg:width="1.27cm" svg:height="1.27cm" svg:x="9.361cm" svg:y="11.473cm">
          <text:p text:style-name="P3"><text:span text:style-name="T1">N</text:span></text:p>
        </draw:circle>
        <draw:circle draw:style-name="gr2" draw:text-style-name="P4" draw:layer="layout" svg:width="1.27cm" svg:height="1.27cm" svg:x="8.091cm" svg:y="11.473cm">
          <text:p text:style-name="P3"><text:span text:style-name="T1">N</text:span></text:p>
        </draw:circle>
        <draw:circle draw:style-name="gr2" draw:text-style-name="P4" draw:layer="layout" svg:width="1.27cm" svg:height="1.27cm" svg:x="8.906cm" svg:y="10.446cm">
          <text:p text:style-name="P3"><text:span text:style-name="T1">N</text:span></text:p>
        </draw:circle>
        <draw:circle draw:style-name="gr2" draw:text-style-name="P4" draw:layer="layout" svg:width="1.27cm" svg:height="1.27cm" svg:x="6.366cm" svg:y="12.648cm">
          <text:p text:style-name="P3"><text:span text:style-name="T1">N</text:span></text:p>
        </draw:circle>
        <draw:circle draw:style-name="gr2" draw:text-style-name="P4" draw:layer="layout" svg:width="1.27cm" svg:height="1.27cm" svg:x="8.305cm" svg:y="8.132cm">
          <text:p text:style-name="P3"><text:span text:style-name="T1">N</text:span></text:p>
        </draw:circle>
        <draw:circle draw:style-name="gr2" draw:text-style-name="P4" draw:layer="layout" svg:width="1.27cm" svg:height="1.27cm" svg:x="6.715cm" svg:y="10.108cm">
          <text:p text:style-name="P3"><text:span text:style-name="T1">N</text:span></text:p>
        </draw:circle>
        <draw:circle draw:style-name="gr2" draw:text-style-name="P4" draw:layer="layout" svg:width="1.27cm" svg:height="1.27cm" svg:x="12.716cm" svg:y="12.419cm">
          <text:p text:style-name="P3"><text:span text:style-name="T1">N</text:span></text:p>
        </draw:circle>
        <draw:circle draw:style-name="gr2" draw:text-style-name="P4" draw:layer="layout" svg:width="1.27cm" svg:height="1.27cm" svg:x="12.703cm" svg:y="10.446cm">
          <text:p text:style-name="P3"><text:span text:style-name="T1">N</text:span></text:p>
        </draw:circle>
        <draw:circle draw:style-name="gr2" draw:text-style-name="P4" draw:layer="layout" svg:width="1.27cm" svg:height="1.27cm" svg:x="10.845cm" svg:y="8.132cm">
          <text:p text:style-name="P3"><text:span text:style-name="T1">N</text:span></text:p>
        </draw:circle>
        <draw:circle draw:style-name="gr2" draw:text-style-name="P4" draw:layer="layout" svg:width="1.27cm" svg:height="1.27cm" svg:x="10.163cm" svg:y="10.446cm">
          <text:p text:style-name="P3"><text:span text:style-name="T1">N</text:span></text:p>
        </draw:circle>
        <draw:circle draw:style-name="gr2" draw:text-style-name="P4" draw:layer="layout" svg:width="1.27cm" svg:height="1.27cm" svg:x="9.575cm" svg:y="9.402cm">
          <text:p text:style-name="P3"><text:span text:style-name="T1">N</text:span></text:p>
        </draw:circle>
        <draw:circle draw:style-name="gr2" draw:text-style-name="P4" draw:layer="layout" svg:width="1.27cm" svg:height="1.27cm" svg:x="10.631cm" svg:y="11.473cm">
          <text:p text:style-name="P3"><text:span text:style-name="T1">N</text:span></text:p>
        </draw:circle>
        <draw:circle draw:style-name="gr3" draw:text-style-name="P2" draw:layer="layout" svg:width="10.795cm" svg:height="10.795cm" svg:x="4.81cm" svg:y="6.08cm">
          <text:p text:style-name="P5"/>
        </draw:circle>
        <draw:circle draw:style-name="gr3" draw:text-style-name="P2" draw:layer="layout" svg:width="13.335cm" svg:height="13.335cm" svg:x="3.54cm" svg:y="4.81cm">
          <text:p text:style-name="P5"/>
        </draw:circle>
        <draw:ellipse draw:style-name="gr3" draw:text-style-name="P2" draw:layer="layout" svg:width="15.875cm" svg:height="16.597cm" svg:x="2.27cm" svg:y="3.482cm">
          <text:p text:style-name="P5"/>
        </draw:ellipse>
        <draw:circle draw:style-name="gr4" draw:text-style-name="P2" draw:layer="layout" svg:width="0.635cm" svg:height="0.635cm" svg:x="10cm" svg:y="5.815cm">
          <text:p text:style-name="P1">-</text:p>
        </draw:circle>
        <draw:circle draw:style-name="gr4" draw:text-style-name="P2" draw:layer="layout" svg:width="0.635cm" svg:height="0.635cm" svg:x="10cm" svg:y="16.52cm">
          <text:p text:style-name="P1">-</text:p>
        </draw:circle>
        <draw:circle draw:style-name="gr4" draw:text-style-name="P2" draw:layer="layout" svg:width="0.635cm" svg:height="0.635cm" svg:x="5.445cm" svg:y="6.08cm">
          <text:p text:style-name="P1">-</text:p>
        </draw:circle>
        <draw:circle draw:style-name="gr4" draw:text-style-name="P2" draw:layer="layout" svg:width="0.635cm" svg:height="0.635cm" svg:x="10.013cm" svg:y="4.397cm">
          <text:p text:style-name="P1">-</text:p>
        </draw:circle>
        <draw:circle draw:style-name="gr4" draw:text-style-name="P2" draw:layer="layout" svg:width="0.635cm" svg:height="0.635cm" svg:x="14.335cm" svg:y="6.08cm">
          <text:p text:style-name="P1">-</text:p>
        </draw:circle>
        <draw:circle draw:style-name="gr4" draw:text-style-name="P2" draw:layer="layout" svg:width="0.635cm" svg:height="0.635cm" svg:x="3.54cm" svg:y="9.255cm">
          <text:p text:style-name="P1">-</text:p>
        </draw:circle>
        <draw:circle draw:style-name="gr4" draw:text-style-name="P2" draw:layer="layout" svg:width="0.635cm" svg:height="0.635cm" svg:x="3.54cm" svg:y="13.065cm">
          <text:p text:style-name="P1">-</text:p>
        </draw:circle>
        <draw:circle draw:style-name="gr4" draw:text-style-name="P2" draw:layer="layout" svg:width="0.635cm" svg:height="0.635cm" svg:x="6.343cm" svg:y="16.875cm">
          <text:p text:style-name="P1">-</text:p>
        </draw:circle>
        <draw:circle draw:style-name="gr4" draw:text-style-name="P2" draw:layer="layout" svg:width="0.635cm" svg:height="0.635cm" svg:x="14.335cm" svg:y="16.24cm">
          <text:p text:style-name="P1">-</text:p>
        </draw:circle>
        <draw:circle draw:style-name="gr4" draw:text-style-name="P2" draw:layer="layout" svg:width="0.635cm" svg:height="0.635cm" svg:x="16.499cm" svg:y="10.171cm">
          <text:p text:style-name="P1">-</text:p>
        </draw:circle>
        <draw:circle draw:style-name="gr4" draw:text-style-name="P2" draw:layer="layout" svg:width="0.635cm" svg:height="0.635cm" svg:x="10.15cm" svg:y="19.75cm">
          <text:p text:style-name="P1">-</text:p>
        </draw:circle>
        <draw:frame draw:style-name="gr5" draw:layer="layout" svg:width="2.648cm" svg:height="0.962cm" svg:x="8.972cm" svg:y="1.897cm">
          <draw:text-box>
            <text:p text:style-name="P5">Sodium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Keith Gable</meta:initial-creator>
    <meta:creation-date>2007-09-21T11:51:21</meta:creation-date>
    <dc:creator>Keith Gable</dc:creator>
    <dc:date>2007-09-21T12:05:18</dc:date>
    <dc:language>en-US</dc:language>
    <meta:editing-cycles>2</meta:editing-cycles>
    <meta:editing-duration>PT13M57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